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84729166666667cm"/>
    </style:style>
    <style:style style:name="co2" style:family="table-column">
      <style:table-column-properties fo:break-before="auto" style:column-width="7.46125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7.48770833333333cm"/>
    </style:style>
    <style:style style:name="co8" style:family="table-column">
      <style:table-column-properties fo:break-before="auto" style:column-width="4.28625cm"/>
    </style:style>
    <style:style style:name="co9" style:family="table-column">
      <style:table-column-properties fo:break-before="auto" style:column-width="4.33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alendarizarTorn_-_Escenario_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CP-01</text:p>
          </table:table-cell>
          <table:table-cell office:value-type="string" table:style-name="ce1">
            <text:p>Se calendarizan manualmente los juegos para un torne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fectos encontrados</text:p>
          </table:table-cell>
          <table:table-cell office:value-type="string" table:style-name="ce1">
            <text:p>No se calendarizan los juegos posteriores a la primera fase, solo las primeras n/2 llav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ultados obtenidos</text:p>
          </table:table-cell>
          <table:table-cell office:value-type="string" table:style-name="ce1">
            <text:p>Se calendarizan los juegos correctamente, segun las entradas del usua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ultados esperados</text:p>
          </table:table-cell>
          <table:table-cell office:value-type="string" table:style-name="ce1">
            <text:p>Se calendarizan los juegos correctamente, segun las entradas del usuario y se almacenan en la B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eccion inscrito 1</text:p>
          </table:table-cell>
          <table:table-cell office:value-type="string" table:style-name="ce1">
            <text:p>El usuario selecciona al jugado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eccion inscrito 2</text:p>
          </table:table-cell>
          <table:table-cell office:value-type="string" table:style-name="ce1">
            <text:p>El usuario selecciona al jugador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eccion de fecha</text:p>
          </table:table-cell>
          <table:table-cell office:value-type="string" table:style-name="ce1">
            <text:p>El usuario selecciona una fecha, o la escribe, con formato YYYY-MM-D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ardar un juego</text:p>
          </table:table-cell>
          <table:table-cell office:value-type="string" table:style-name="ce1">
            <text:p>"GuardarJuego!" -&gt; El juego se almacena en la B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-8 hasta llenar cupo de jueg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iciar Torneo</text:p>
          </table:table-cell>
          <table:table-cell office:value-type="string" table:style-name="ce1">
            <text:p>"Iniciar torneo!" -&gt; El torneo queda establecido listo para ser jugado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CalendarizarTorn_-_Escenario_Al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CP-01</text:p>
          </table:table-cell>
          <table:table-cell office:value-type="string" table:style-name="ce1">
            <text:p>Se calendarizan manualmente los juegos para un torneo, con reinicio de calendarizac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fectos encontrados</text:p>
          </table:table-cell>
          <table:table-cell office:value-type="string" table:style-name="ce1">
            <text:p>No se calendarizan los juegos posteriores a la primera fase, solo las primeras n/2 llav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ultados obtenidos</text:p>
          </table:table-cell>
          <table:table-cell office:value-type="string" table:style-name="ce1">
            <text:p>Se calendarizan los juegos correctamente, segun las entradas del usuario, con reinicio de calendarizacion intermed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ultados esperados</text:p>
          </table:table-cell>
          <table:table-cell office:value-type="string" table:style-name="ce1">
            <text:p>Se calendarizan los juegos correctamente, segun las entradas del usuario y se almacenan en la BD, con reinicio de calendarizacion intermed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eccion inscrito 1</text:p>
          </table:table-cell>
          <table:table-cell office:value-type="string" table:style-name="ce1">
            <text:p>El usuario selecciona al jugado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eccion inscrito 2</text:p>
          </table:table-cell>
          <table:table-cell office:value-type="string" table:style-name="ce1">
            <text:p>El usuario selecciona al jugador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eccion de fecha</text:p>
          </table:table-cell>
          <table:table-cell office:value-type="string" table:style-name="ce1">
            <text:p>El usuario selecciona una fecha, o la escribe, con formato YYYY-MM-D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ardar un juego</text:p>
          </table:table-cell>
          <table:table-cell office:value-type="string" table:style-name="ce1">
            <text:p>"GuardarJuego!" -&gt; El juego se almacena en la B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-8 hasta llenar decidir reiniciar la calendarizacion</text:p>
          </table:table-cell>
          <table:table-cell office:value-type="string" table:style-name="ce1">
            <text:p>"Reiniciar calendarizacion" -&gt; La calendarizacion se reini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eccion inscrito 1</text:p>
          </table:table-cell>
          <table:table-cell office:value-type="string" table:style-name="ce1">
            <text:p>El usuario selecciona al jugado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eccion inscrito 2</text:p>
          </table:table-cell>
          <table:table-cell office:value-type="string" table:style-name="ce1">
            <text:p>El usuario selecciona al jugador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eccion de fecha</text:p>
          </table:table-cell>
          <table:table-cell office:value-type="string" table:style-name="ce1">
            <text:p>El usuario selecciona una fecha, o la escribe, con formato YYYY-MM-D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ardar un juego</text:p>
          </table:table-cell>
          <table:table-cell office:value-type="string" table:style-name="ce1">
            <text:p>"GuardarJuego!" -&gt; El juego se almacena en la B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-8 hasta llenar cupo de jueg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iciar Torneo</text:p>
          </table:table-cell>
          <table:table-cell office:value-type="string" table:style-name="ce1">
            <text:p>"Iniciar torneo!" -&gt; El torneo queda establecido listo para ser jugado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ablo</meta:initial-creator>
    <dc:creator>Pablo</dc:creator>
    <meta:creation-date>2013-04-21T16:12:26Z</meta:creation-date>
    <dc:date>2013-07-15T04:50:51Z</dc:date>
    <meta:editing-cycles>17</meta:editing-cycles>
    <meta:editing-duration>PT7835S</meta:editing-duration>
    <meta:user-defined meta:name="Info 1"/>
    <meta:user-defined meta:name="Info 2"/>
    <meta:user-defined meta:name="Info 3"/>
    <meta:user-defined meta:name="Info 4"/>
  </office:meta>
</office:document-meta>
</file>